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Linux Device Driver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iver:</text:p>
          </draw:text-box>
        </draw:frame>
        <draw:frame presentation:style-name="pr4" draw:layer="layout" svg:width="25.199cm" svg:height="12.179cm" svg:x="1.4cm" svg:y="4.914cm" presentation:class="outline">
          <draw:text-box>
            <text:p>1. What ? </text:p>
            <text:p><text:s text:c="16"/>Interfaces between hardware and software </text:p>
            <text:p>2. Where? </text:p>
            <text:p><text:s text:c="16"/>Linux kernel</text:p>
            <text:p>3. Why ? </text:p>
            <text:p><text:s text:c="10"/>If you are implementing your own hardware you need drivers for <text:s text:c="8"/><text:tab/> <text:s text:c="2"/>communication. Presently for all the hardwares which is in use <text:s text:c="3"/><text:tab/> <text:s text:c="11"/>and which become obsolete someone else have written driver for <text:s text:c="2"/><text:tab/><text:tab/><text:tab/> <text:s text:c="6"/>it.</text:p>
            <text:p>4. How ? </text:p>
            <text:p><text:s text:c="11"/>We will look detail in this s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1">&gt;&gt; Scull ( simple character utility for loading localities): </text:span></text:p>
            <text:p text:style-name="P2"><text:span text:style-name="T1"/></text:p>
            <text:p text:style-name="P2"><text:span text:style-name="T1"/></text:p>
            <text:p text:style-name="P2"><text:span text:style-name="T1">Device driver acts on some memory as though it is a device.</text:span></text:p>
            <text:p text:style-name="P2"><text:span text:style-name="T1">For learing purpose this is eas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1">&gt;&gt;Major and Minor Number</text:span></text:p>
            <text:p text:style-name="P2"><text:span text:style-name="T1"/></text:p>
            <text:p text:style-name="P2"><text:span text:style-name="T1">Major Number : identifies the driver associated with the device.</text:span></text:p>
            <text:p text:style-name="P2"><text:span text:style-name="T1">Minor Number : is used by the driver specified no need in kernel 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fferentiate between devices</text:span></text:p>
            <text:p text:style-name="P2"><text:span text:style-name="T1">&lt;code &gt; </text:span></text:p>
            <text:p><text:span text:style-name="T1">#include &lt;linux/fs.h&gt;</text:span></text:p>
            <text:p><text:span text:style-name="T1"/></text:p>
            <text:p><text:span text:style-name="T1">Static Assignment : </text:span></text:p>
            <text:p><text:span text:style-name="T1">int register_chrdev(unsigned int major, const char *name, struct file_operation *fops);</text:span></text:p>
            <text:p><text:span text:style-name="T1"><text:s text:c="11"/></text:span><text:span text:style-name="T1">0 or + <text:s text:c="28"/>--&gt; <text:s text:c="8"/>successfull completion</text:span></text:p>
            <text:p><text:span text:style-name="T1"><text:s text:c="15"/></text:span><text:span text:style-name="T1">- <text:s text:c="32"/>--&gt; <text:s text:c="8"/>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1">Dynamic assignment of major number <text:s/>:</text:span></text:p>
            <text:p text:style-name="P2"><text:span text:style-name="T1"/></text:p>
            <text:p text:style-name="P2"><text:span text:style-name="T1">&lt;code&gt; </text:span></text:p>
            <text:p text:style-name="P2"><text:span text:style-name="T1">int register_chrdev(unsigned int major, const char *name, struct file_operation *fops);</text:span></text:p>
            <text:p text:style-name="P2"><text:span text:style-name="T1">set major to 0;</text:span></text:p>
            <text:p><text:span text:style-name="T2">note : &gt;&gt; some major device numbers are statically assigned to most common devices which can be found in Documentation/devices.txt in kernel source tre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1">dev_t </text:span></text:p>
                <text:p text:style-name="P2"><text:span text:style-name="T1">Unix declared dev_t (device type) to hold the device numbers. It used to be a 16-bit integer value defined in &lt;sys/types.h&gt;.</text:span></text:p>
                <text:p text:style-name="P2"><text:span text:style-name="T1"/></text:p>
              </text:list-item>
            </text:list>
            <text:p><text:span text:style-name="T1">dev_t : holds device numbers</text:span></text:p>
            <text:p><text:span text:style-name="T1">MAJOR(dev_t <text:s/>dev) // Extract Major number</text:span></text:p>
            <text:p><text:span text:style-name="T1">MINOR(dev_t dev) // Extract Minor 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File Operations :</text:p>
            <text:p>#include &lt;linux/fs.h&gt;</text:p>
            <text:p/>
            <text:p>struct file_operations fops = {</text:p>
            <text:p><text:s text:c="24"/>llseek : <text:s/>dev_llseek,</text:p>
            <text:p><text:s text:c="24"/>read <text:s text:c="3"/>: dev_read,</text:p>
            <text:p><text:s text:c="25"/>write <text:s text:c="2"/>: dev_write,</text:p>
            <text:p><text:s text:c="26"/>ioctl<text:tab/>: dev_ioctl,</text:p>
            <text:p><text:s text:c="25"/>open<text:tab/>: dev_open,</text:p>
            <text:p><text:s text:c="23"/>release : dev_release,</text:p>
            <text:p><text:s text:c="3"/>}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0T19:50:07.055695993</meta:creation-date>
    <dc:date>2021-05-10T20:03:46.171287958</dc:date>
    <meta:editing-duration>PT2M39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